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7.394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711cm"/>
    </style:style>
    <style:style style:name="co6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1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5"/>
    <style:style style:name="ce3" style:family="table-cell" style:parent-style-name="Default" style:data-style-name="N109"/>
    <style:style style:name="ce8" style:family="table-cell" style:parent-style-name="Default" style:data-style-name="N105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onen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ce10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Formato</text:p>
          </table:table-cell>
          <table:table-cell table:style-name="ce1" office:value-type="string" calcext:value-type="string">
            <text:p>Fornitore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FT232RL-REEL</text:p>
          </table:table-cell>
          <table:table-cell office:value-type="string" calcext:value-type="string">
            <text:p>Bridge Interfaccia, Da USB a UART,</text:p>
            <text:p>1.8 V, 5.25 V, SSOP, 28 Pin, -40 °C</text:p>
          </table:table-cell>
          <table:table-cell office:value-type="string" calcext:value-type="string">
            <text:p>SSOP, 28 pin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4.25" calcext:value-type="currency">
            <text:p>€ 4,25</text:p>
          </table:table-cell>
          <table:table-cell table:style-name="ce4" office:value-type="string" calcext:value-type="string">
            <text:p><text:a xlink:href="https://it.farnell.com/ftdi/ft232rl-reel/ic-da-usb-a-uart-smd-28ssop/dp/1146032?st=ft232rl" xlink:type="simple">https://it.farnell.com/ftdi/ft232rl-reel/ic-da-usb-a-uart-smd-28ssop/dp/1146032?st=ft232rl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MEGA328-PU</text:p>
          </table:table-cell>
          <table:table-cell office:value-type="string" calcext:value-type="string">
            <text:p>Microcontrollore a 8 bit, microcontrollori</text:p>
            <text:p>famiglia AVR ATmega, serie ATmega328, </text:p>
            <text:p>20MHz, 1KB, 32KB</text:p>
          </table:table-cell>
          <table:table-cell office:value-type="string" calcext:value-type="string">
            <text:p>28 PDIP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1.7" calcext:value-type="currency">
            <text:p>€ 1,70</text:p>
          </table:table-cell>
          <table:table-cell table:style-name="ce4" office:value-type="string" calcext:value-type="string">
            <text:p><text:a xlink:href="https://it.farnell.com/microchip/atmega328-pu/mcu-8bit-atmega-20mhz-dip-28/dp/1972087?scope=partnumberlookahead&amp;ost=ATMEGA328-PU&amp;searchref=searchlookahead&amp;exaMfpn=true" xlink:type="simple">https://it.farnell.com/microchip/atmega328-pu/mcu-8bit-atmega-20mhz-dip-28/dp/1972087?scope=partnumberlookahead&amp;ost=ATMEGA328-PU&amp;searchref=searchlookahead&amp;exaMfpn=tru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-16.000-18</text:p>
          </table:table-cell>
          <table:table-cell office:value-type="string" calcext:value-type="string">
            <text:p>Cristallo, 16 MHz, Foro Passante,</text:p>
            <text:p>10,3mm x 5mm, 50 ppm, 18 pF, 30 ppm, </text:p>
            <text:p>Serie AS</text:p>
          </table:table-cell>
          <table:table-cell office:value-type="string" calcext:value-type="string">
            <text:p>5mm, foro passante</text:p>
            <text:p>2 pin</text:p>
          </table:table-cell>
          <table:table-cell office:value-type="string" calcext:value-type="string">
            <text:p>Farnell</text:p>
          </table:table-cell>
          <table:table-cell table:style-name="ce3" office:value-type="currency" office:currency="EUR" office:value="0.247" calcext:value-type="currency">
            <text:p>€ 0,247</text:p>
          </table:table-cell>
          <table:table-cell table:style-name="ce4" office:value-type="string" calcext:value-type="string">
            <text:p><text:a xlink:href="https://it.farnell.com/raltron/as-16-000-18/cristallo-16mhz-18pf-hc-49s/dp/1611761?pf=412004278%2C412016994&amp;krypto=aOQulj724hkPGDmL8DML8Gcxc3bXmJySMk1ytCqOyWEkHiab8zbt%2FAODJw4klLtxzl5BCz3OLziF8QVUZXhaV7lUOWfe7y9%2F6DnBhBsleRvcrnKP%2B%2BFWRiOSjA%2FmFf5w24CNZzXay6TRCRE5a62RJYPKKyEeM0NeSbQtoFFJtrwbVJ9bKn0EMtqJ9YYgWUcYYdHZG9Mj7Rx6L5idCOXOBW%2FBUzMItf33yKfLyZgwBqV3EpXVc3gsKG8l8NTU%2BoI2cjkZfiAa6iq3WEL3rmpqdS59fVyGlAvlPXEQkNEffzAkV3OgUO%2FS%2Fwq8zy%2FWof2KvDVHERP6wdoQw9gmGlc1fhO%2Bj3gM4CHaNMNMHWCM9YIbwrMBIzQghShS8CdMoEcyLIpbBrDjnKhxn%2FWHnaI5V27lA9etn5SNUbQVcQxEm6Miqch%2FF5mCj0cIkW%2BIWWFI4bdmw00FPlG5dp4spclT0PSBl7HW3%2FVtBaot4tOZVTRZq2Zz6MapKL8ilJxJXleMFiHRF7f1ggaZH%2B730OBqlwY797%2B58y5vhLTUxfRjJD9LG9pavOrrz1eUZ7jcSLptYUG1uqg9C2ZCPid1ioOGBYtFCGc%2FeVe9EOo9f9V3zikY19u%2F7ZspkY9FtXpa08kIoQnvJf28MQsAGNy75M1Fame%2FppB5aCrwlMbllzMId%2BLFNAFz1aafhPQ%2Fphfwu0UUSIz9Jq4h8kMVQp3wAmuee8Dove3fjY95sd%2F8gp1etx24KWnPm9EflLZiHu9vrKr2CN9IfD%2BYqtcMSB4ACWFeegBTdSqUhLOIQBUsQmLVw8Sin4hzWi%2Fd02k%2FN0p5Swt8ik6Ew5zovgYTH64%2BNpIH75yXvrdcZJMaZeDXwLw6EhSJLamDwWeJwAn%2B7k7I9aSmB36iuMiVos6ua8yTI13C3t8dT5uB4WxKll1vmi7xYSwntoBPFsc05%2Fi6h5LaX3Tvj1fIJQ%2BkrKPJ1SXq06CtGk6e49e2npSczazEPX%2BDcLR0%2BvIbGNc0quVlAhj5d1qlOW74ttIJlAF0zlZWm0RoTUSADmCQ7ZjHesR5c2xG%2FULqWXV395uL5cTDJ%2Bkzjk2KW96zkjEJpZbJlx4MDOjGm1o%2B4hgsjC39ZAOmmYvhCF7DyYvhkbJEnt6zmTE1DNvI2ZkQ2Zx21I%2B3mUPqmH7wnUFpYWpRHbnnz5BxMAotwBo7QEvDXQwr67foE5bVmMfDd4xzoXBPhUQFm8l%2Bot9rLx3A1NIilJkyBsI4vdWQm%2FhevYT6IVUyxHDh3J0O4Qgq%2F31wmRFIUsXbzxGznyUwhRHPkQR4smLDdegWXV95mhzEAAWwQ7g2YGf6FOmL01TjBuuI8VFdAc6uAGJszR1wH2P1F2EvB%2FSA34agXp6KjuI%3D" xlink:type="simple">https://it.farnell.com/raltron/as-16-000-18/cristallo-16mhz-18pf-hc-49s/dp/1611761?pf=412004278%2C412016994&amp;krypto=aOQulj724hkPGDmL8DML8Gcxc3bXmJySMk1ytCqOyWEkHiab8zbt%2FAODJw4klLtxzl5BCz3OLziF8QVUZXhaV7lUOWfe7y9%2F6DnBhBsleRvcrnKP%2B%2BFWRiOSjA%2FmFf5w24CNZzXay6TRCRE5a62RJYPKKyEeM0NeSbQtoFFJtrwbVJ9bKn0EMtqJ9YYgWUcYYdHZG9Mj7Rx6L5idCOXOBW%2FBUzMItf33yKfLyZgwBqV3EpXVc3gsKG8l8NTU%2BoI2cjkZfiAa6iq3WEL3rmpqdS59fVyGlAvlPXEQkNEffzAkV3OgUO%2FS%2Fwq8zy%2FWof2KvDVHERP6wdoQw9gmGlc1fhO%2Bj3gM4CHaNMNMHWCM9YIbwrMBIzQghShS8CdMoEcyLIpbBrDjnKhxn%2FWHnaI5V27lA9etn5SNUbQVcQxEm6Miqch%2FF5mCj0cIkW%2BIWWFI4bdmw00FPlG5dp4spclT0PSBl7HW3%2FVtBaot4tOZVTRZq2Zz6MapKL8ilJxJXleMFiHRF7f1ggaZH%2B730OBqlwY797%2B58y5vhLTUxfRjJD9LG9pavOrrz1eUZ7jcSLptYUG1uqg9C2ZCPid1ioOGBYtFCGc%2FeVe9EOo9f9V3zikY19u%2F7ZspkY9FtXpa08kIoQnvJf28MQsAGNy75M1Fame%2FppB5aCrwlMbllzMId%2BLFNAFz1aafhPQ%2Fphfwu0UUSIz9Jq4h8kMVQp3wAmuee8Dove3fjY95sd%2F8gp1etx24KWnPm9EflLZiHu9vrKr2CN9IfD%2BYqtcMSB4ACWFeegBTdSqUhLOIQBUsQmLVw8Sin4hzWi%2Fd02k%2FN0p5Swt8ik6Ew5zovgYTH64%2BNpIH75yXvrdcZJMaZeDXwLw6EhSJLamDwWeJwAn%2B7k7I9aSmB36iuMiVos6ua8yTI13C3t8dT5uB4WxKll1vmi7xYSwntoBPFsc05%2Fi6h5LaX3Tvj1fIJQ%2BkrKPJ1SXq06CtGk6e49e2npSczazEPX%2BDcLR0%2BvIbGNc0quVlAhj5d1qlOW74ttIJlAF0zlZWm0RoTUSADmCQ7ZjHesR5c2xG%2FULqWXV395uL5cTDJ%2Bkzjk2KW96zkjEJpZbJlx4MDOjGm1o%2B4hgsjC39ZAOmmYvhCF7DyYvhkbJEnt6zmTE1DNvI2ZkQ2Zx21I%2B3mUPqmH7wnUFpYWpRHbnnz5BxMAotwBo7QEvDXQwr67foE5bVmMfDd4xzoXBPhUQFm8l%2Bot9rLx3A1NIilJkyBsI4vdWQm%2FhevYT6IVUyxHDh3J0O4Qgq%2F31wmRFIUsXbzxGznyUwhRHPkQR4smLDdegWXV95mhzEAAWwQ7g2YGf6FOmL01TjBuuI8VFdAc6uAGJszR1wH2P1F2EvB%2FSA34agXp6KjuI%3D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N4148TR</text:p>
          </table:table-cell>
          <table:table-cell office:value-type="string" calcext:value-type="string">
            <text:p>Diodo Piccolo Segnale, Singolo, </text:p>
            <text:p>100 V, 150 mA, 1 V, 4 ns, 2 A</text:p>
          </table:table-cell>
          <table:table-cell office:value-type="string" calcext:value-type="string">
            <text:p>foro passante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0.0743" calcext:value-type="currency">
            <text:p>€ 0,07</text:p>
          </table:table-cell>
          <table:table-cell office:value-type="string" calcext:value-type="string">
            <text:p><text:a xlink:href="https://it.farnell.com/vishay/1n4148tr/diodo-piccolo-segn-singolo-100v/dp/1469384" xlink:type="simple">https://it.farnell.com/vishay/1n4148tr/diodo-piccolo-segn-singolo-100v/dp/1469384</text:a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SB-B-S-RA</text:p>
          </table:table-cell>
          <table:table-cell office:value-type="string" calcext:value-type="string">
            <text:p>Connettore USB, USB Tipo B, USB 2.0, </text:p>
            <text:p>Presa, 4 Vie, Montaggio su Foro Passante, </text:p>
            <text:p>Angolo Retto</text:p>
            <text:p/>
            <text:p/>
          </table:table-cell>
          <table:table-cell office:value-type="string" calcext:value-type="string">
            <text:p>foro passante</text:p>
          </table:table-cell>
          <table:table-cell office:value-type="string" calcext:value-type="string">
            <text:p>Farnell</text:p>
          </table:table-cell>
          <table:table-cell table:style-name="ce8" office:value-type="currency" office:currency="EUR" office:value="0.462" calcext:value-type="currency">
            <text:p>€ 0,46</text:p>
          </table:table-cell>
          <table:table-cell office:value-type="string" calcext:value-type="string">
            <text:p><text:a xlink:href="https://it.farnell.com/multicomp/usb-b-s-ra/usb-2-0-tipo-b-presa-th/dp/2112373?scope=partnumberlookahead&amp;ost=USB-B-S-RA&amp;searchref=searchlookahead&amp;exaMfpn=true" xlink:type="simple">https://it.farnell.com/multicomp/usb-b-s-ra/usb-2-0-tipo-b-presa-th/dp/2112373?scope=partnumberlookahead&amp;ost=USB-B-S-RA&amp;searchref=searchlookahead&amp;exaMfpn=tru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0473.500HAT1L</text:p>
          </table:table-cell>
          <table:table-cell office:value-type="string" calcext:value-type="string">
            <text:p>Fusibile, Cavo PCB, 500 mA, 125 V, </text:p>
            <text:p>PICO II 473 Series, 125 V, Azione Lenta, </text:p>
            <text:p>Conduttori Assiali</text:p>
          </table:table-cell>
          <table:table-cell office:value-type="string" calcext:value-type="string">
            <text:p>foro passante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2.38" calcext:value-type="currency">
            <text:p>€ 2,38</text:p>
          </table:table-cell>
          <table:table-cell office:value-type="string" calcext:value-type="string">
            <text:p><text:a xlink:href="https://it.farnell.com/littelfuse/0473-500hat1l/fusibile-assiale-0-5a-colpo-lento/dp/2723068?st=fuse" xlink:type="simple">https://it.farnell.com/littelfuse/0473-500hat1l/fusibile-assiale-0-5a-colpo-lento/dp/2723068?st=fus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227MC-28-03-05-F1</text:p>
          </table:table-cell>
          <table:table-cell office:value-type="string" calcext:value-type="string">
            <text:p>Presa per CI e Componente, 28 Contatti,</text:p>
            <text:p> Presa DIP, 2.54 mm, Serie 2227MC, </text:p>
            <text:p>7.62 mm, Bronzo Fosforoso</text:p>
          </table:table-cell>
          <table:table-cell office:value-type="string" calcext:value-type="string">
            <text:p>foro passante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0.76" calcext:value-type="currency">
            <text:p>€ 0,76</text:p>
          </table:table-cell>
          <table:table-cell office:value-type="string" calcext:value-type="string">
            <text:p><text:a xlink:href="https://it.farnell.com/multicomp/2227mc-28-03-05-f1/socket-ic-dil-0-3-28-vie/dp/1103850?MER=sy-me-pd-mi-alte" xlink:type="simple">https://it.farnell.com/multicomp/2227mc-28-03-05-f1/socket-ic-dil-0-3-28-vie/dp/1103850?MER=sy-me-pd-mi-alte</text:a>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5" loext:min-decimal-places="5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5" loext:min-decimal-places="5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8:05:42.47963308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2:05:12.317307989</meta:creation-date>
    <meta:generator>LibreOffice/6.4.5.2$Linux_X86_64 LibreOffice_project/40$Build-2</meta:generator>
    <dc:date>2020-08-19T18:07:08.465655019</dc:date>
    <meta:editing-duration>PT2H9M51S</meta:editing-duration>
    <meta:editing-cycles>11</meta:editing-cycles>
    <meta:document-statistic meta:table-count="1" meta:cell-count="49" meta:object-count="0"/>
  </office:meta>
</office:document-meta>
</file>